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D0000023616FC37144A6A13C4.png" manifest:media-type="image/png"/>
  <manifest:file-entry manifest:full-path="Pictures/100000000000027C0000023304BDC042354CB828.png" manifest:media-type="image/png"/>
  <manifest:file-entry manifest:full-path="Pictures/100000000000027B00000236ABCEB88803CE354B.png" manifest:media-type="image/png"/>
  <manifest:file-entry manifest:full-path="Pictures/100000000000027A00000235AF63746533EE8121.png" manifest:media-type="image/png"/>
  <manifest:file-entry manifest:full-path="Pictures/100000000000027A00000235AF07CB18046A46F9.png" manifest:media-type="image/png"/>
  <manifest:file-entry manifest:full-path="Pictures/100000000000027C00000238E347270EA458EF97.png" manifest:media-type="image/png"/>
  <manifest:file-entry manifest:full-path="Pictures/100000000000027E000002365A7FFD57CB6376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e05" officeooo:paragraph-rsid="000c6e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152cm" svg:y="0.206cm" svg:width="16.88cm" svg:height="14.975cm" draw:z-index="0"><draw:image xlink:href="Pictures/100000000000027E000002365A7FFD57CB6376F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086cm" svg:y="-0.093cm" svg:width="16.828cm" svg:height="15.028cm" draw:z-index="1"><draw:image xlink:href="Pictures/100000000000027C00000238E347270EA458EF9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457cm" svg:y="-0.333cm" svg:width="16.775cm" svg:height="14.949cm" draw:z-index="2"><draw:image xlink:href="Pictures/100000000000027A00000235AF07CB18046A46F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4" text:anchor-type="char" svg:x="0.06cm" svg:y="-0.108cm" svg:width="16.775cm" svg:height="14.949cm" draw:z-index="3"><draw:image xlink:href="Pictures/100000000000027A00000235AF63746533EE812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5" text:anchor-type="char" svg:x="-0.243cm" svg:y="0.016cm" svg:width="16.801cm" svg:height="14.975cm" draw:z-index="4"><draw:image xlink:href="Pictures/100000000000027B00000236ABCEB88803CE35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86cm" svg:y="0.27cm" svg:width="16.828cm" svg:height="14.896cm" draw:z-index="5"><draw:image xlink:href="Pictures/100000000000027C0000023304BDC042354CB82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x="0.206cm" svg:y="0.101cm" svg:width="16.854cm" svg:height="14.975cm" draw:z-index="6"><draw:image xlink:href="Pictures/100000000000027D0000023616FC37144A6A13C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1:20:48.987225328</meta:creation-date>
    <dc:date>2023-05-18T11:32:41.503937774</dc:date>
    <meta:editing-duration>PT1M32S</meta:editing-duration>
    <meta:editing-cycles>1</meta:editing-cycles>
    <meta:document-statistic meta:table-count="0" meta:image-count="7" meta:object-count="0" meta:page-count="7" meta:paragraph-count="0" meta:word-count="0" meta:character-count="0" meta:non-whitespace-character-count="0"/>
    <meta:generator>LibreOffice/6.4.2.2$Linux_X86_64 LibreOffice_project/40$Build-2</meta:generator>
  </office:meta>
</office:document-meta>
</file>